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25-03-20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21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20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20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20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9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8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8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7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7-09-12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372" calcext:value-type="float">
            <text:p>14.5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7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7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6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6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6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6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5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5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3-03-0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2-12-11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2-09-06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2-06-05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2-03-07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1-1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1-09-0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1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1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0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0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0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10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9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9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9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9-02-24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8-12-0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8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8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7-11-16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7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7-06-15 0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7-03-07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6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6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5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5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5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5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4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4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4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4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3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3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3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3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2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2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2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2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1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1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1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1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0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0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0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2000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9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9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9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8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8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8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8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7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7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6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6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6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5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5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5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4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4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3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3-08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2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2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2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2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1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1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1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1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0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0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90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89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86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85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85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84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84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83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83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82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82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81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81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80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80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9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9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8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8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8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7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7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7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7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6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6-08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6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6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5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5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5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5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4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4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4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3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3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3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0504" calcext:value-type="float">
            <text:p>14.7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3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2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2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2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1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1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1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1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0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0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4576" calcext:value-type="float">
            <text:p>14.5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0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7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69-10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69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69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68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68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68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68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67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67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67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66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66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66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65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2424</text:p>
          </table:table-cell>
          <table:table-cell office:value-type="string" calcext:value-type="string">
            <text:p>39S/20E-09AAD</text:p>
          </table:table-cell>
          <table:table-cell office:value-type="string" calcext:value-type="string">
            <text:p>1965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6" meta:object-count="0"/>
    <meta:user-defined meta:name="AppVersion">3.0</meta:user-defined>
  </office:meta>
</office:document-meta>
</file>